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25346" calcext:value-type="float">
            <text:p>2.53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28428" calcext:value-type="float">
            <text:p>3.63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7148" calcext:value-type="float">
            <text:p>5.77E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43341" calcext:value-type="float">
            <text:p>1.44E+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87499" calcext:value-type="float">
            <text:p>3.79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024237" calcext:value-type="float">
            <text:p>4.02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70168" calcext:value-type="float">
            <text:p>3.47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972915" calcext:value-type="float">
            <text:p>4.97E+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031058" calcext:value-type="float">
            <text:p>5.03E+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59275" calcext:value-type="float">
            <text:p>2.86E+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733215" calcext:value-type="float">
            <text:p>4.73E+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107652" calcext:value-type="float">
            <text:p>7.11E+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278943" calcext:value-type="float">
            <text:p>9.28E+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50856" calcext:value-type="float">
            <text:p>1.15E+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.52099" calcext:value-type="float">
            <text:p>1.35E+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.4533" calcext:value-type="float">
            <text:p>1.55E+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53523" calcext:value-type="float">
            <text:p>1.75E+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50968" calcext:value-type="float">
            <text:p>1.95E+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.28693" calcext:value-type="float">
            <text:p>2.13E+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.00108" calcext:value-type="float">
            <text:p>2.30E+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.55985" calcext:value-type="float">
            <text:p>2.46E+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.205" calcext:value-type="float">
            <text:p>2.62E+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7.9052" calcext:value-type="float">
            <text:p>2.79E+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.55505" calcext:value-type="float">
            <text:p>2.96E+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0.94254" calcext:value-type="float">
            <text:p>3.09E+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.41001" calcext:value-type="float">
            <text:p>3.24E+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.75148" calcext:value-type="float">
            <text:p>3.38E+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5.17257" calcext:value-type="float">
            <text:p>3.52E+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6.46469" calcext:value-type="float">
            <text:p>3.65E+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7.70881" calcext:value-type="float">
            <text:p>3.77E+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8.79952" calcext:value-type="float">
            <text:p>3.88E+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9.85561" calcext:value-type="float">
            <text:p>3.99E+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1.30649" calcext:value-type="float">
            <text:p>4.13E+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2.4334" calcext:value-type="float">
            <text:p>4.24E+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3.57683" calcext:value-type="float">
            <text:p>4.36E+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4.4867" calcext:value-type="float">
            <text:p>4.45E+0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5.53307" calcext:value-type="float">
            <text:p>4.55E+0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6.34207" calcext:value-type="float">
            <text:p>4.63E+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7.35192" calcext:value-type="float">
            <text:p>4.74E+0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8.37875" calcext:value-type="float">
            <text:p>4.84E+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9.2058" calcext:value-type="float">
            <text:p>4.92E+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9.90824" calcext:value-type="float">
            <text:p>4.99E+0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1.15451" calcext:value-type="float">
            <text:p>5.12E+0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1.78162" calcext:value-type="float">
            <text:p>5.18E+0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2.77996" calcext:value-type="float">
            <text:p>5.28E+0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3.48166" calcext:value-type="float">
            <text:p>5.35E+0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3.96499" calcext:value-type="float">
            <text:p>5.40E+0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4.68743" calcext:value-type="float">
            <text:p>5.47E+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5.38773" calcext:value-type="float">
            <text:p>5.54E+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.18994" calcext:value-type="float">
            <text:p>5.62E+0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6.84084" calcext:value-type="float">
            <text:p>5.68E+0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7.64336" calcext:value-type="float">
            <text:p>5.76E+0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8.29763" calcext:value-type="float">
            <text:p>5.83E+0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9.01104" calcext:value-type="float">
            <text:p>5.90E+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.33217" calcext:value-type="float">
            <text:p>5.93E+0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0.07183" calcext:value-type="float">
            <text:p>6.01E+0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0.42631" calcext:value-type="float">
            <text:p>6.04E+0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0.94067" calcext:value-type="float">
            <text:p>6.09E+0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1.90257" calcext:value-type="float">
            <text:p>6.19E+0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2.37407" calcext:value-type="float">
            <text:p>6.24E+0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2.85037" calcext:value-type="float">
            <text:p>6.29E+0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3.4251" calcext:value-type="float">
            <text:p>6.34E+0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3.81708" calcext:value-type="float">
            <text:p>6.38E+0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4.41777" calcext:value-type="float">
            <text:p>6.44E+0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4.75164" calcext:value-type="float">
            <text:p>6.48E+0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5.17293" calcext:value-type="float">
            <text:p>6.52E+0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5.69613" calcext:value-type="float">
            <text:p>6.57E+0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5.86111" calcext:value-type="float">
            <text:p>6.59E+0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6.59975" calcext:value-type="float">
            <text:p>6.66E+0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7.03603" calcext:value-type="float">
            <text:p>6.70E+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7.46542" calcext:value-type="float">
            <text:p>6.75E+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7.838" calcext:value-type="float">
            <text:p>6.78E+0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8.26053" calcext:value-type="float">
            <text:p>6.83E+0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8.46172" calcext:value-type="float">
            <text:p>6.85E+0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8.87063" calcext:value-type="float">
            <text:p>6.89E+0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9.24294" calcext:value-type="float">
            <text:p>6.92E+0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9.71361" calcext:value-type="float">
            <text:p>6.97E+0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9.97571" calcext:value-type="float">
            <text:p>7.00E+0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0.24635" calcext:value-type="float">
            <text:p>7.02E+0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0.863" calcext:value-type="float">
            <text:p>7.09E+0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1.40005" calcext:value-type="float">
            <text:p>7.14E+0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1.23756" calcext:value-type="float">
            <text:p>7.12E+0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1.78003" calcext:value-type="float">
            <text:p>7.18E+0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2.06912" calcext:value-type="float">
            <text:p>7.21E+0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2.14293" calcext:value-type="float">
            <text:p>7.21E+0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2.65914" calcext:value-type="float">
            <text:p>7.27E+0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2.96815" calcext:value-type="float">
            <text:p>7.30E+0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73.41426" calcext:value-type="float">
            <text:p>7.34E+0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3.57567" calcext:value-type="float">
            <text:p>7.36E+0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73.93559" calcext:value-type="float">
            <text:p>7.39E+0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3.97861" calcext:value-type="float">
            <text:p>7.40E+0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4.19387" calcext:value-type="float">
            <text:p>7.42E+0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74.44279" calcext:value-type="float">
            <text:p>7.44E+0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4.63704" calcext:value-type="float">
            <text:p>7.46E+0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74.82544" calcext:value-type="float">
            <text:p>7.48E+0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75.25961" calcext:value-type="float">
            <text:p>7.53E+0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75.61488" calcext:value-type="float">
            <text:p>7.56E+0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75.87934" calcext:value-type="float">
            <text:p>7.59E+0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75.96217" calcext:value-type="float">
            <text:p>7.60E+0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76.30666" calcext:value-type="float">
            <text:p>7.63E+0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76.22048" calcext:value-type="float">
            <text:p>7.62E+0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76.62304" calcext:value-type="float">
            <text:p>7.66E+0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76.58992" calcext:value-type="float">
            <text:p>7.66E+0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76.73382" calcext:value-type="float">
            <text:p>7.67E+0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77.10407" calcext:value-type="float">
            <text:p>7.71E+0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77.4481" calcext:value-type="float">
            <text:p>7.74E+0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77.8353" calcext:value-type="float">
            <text:p>7.78E+0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77.93073" calcext:value-type="float">
            <text:p>7.79E+0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77.96008" calcext:value-type="float">
            <text:p>7.80E+01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78.18683" calcext:value-type="float">
            <text:p>7.82E+01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78.34553" calcext:value-type="float">
            <text:p>7.83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19:44.444356818</meta:creation-date>
    <dc:date>2017-05-30T17:20:20.314147990</dc:date>
    <meta:editing-duration>PT36S</meta:editing-duration>
    <meta:editing-cycles>1</meta:editing-cycles>
    <meta:document-statistic meta:table-count="1" meta:cell-count="222" meta:object-count="0"/>
    <meta:generator>LibreOffice/5.3.1.2$Linux_X86_64 LibreOffice_project/30m0$Build-2</meta:generator>
  </office:meta>
</office:document-meta>
</file>